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6.84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8e86ae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38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77bc65"/>
      <style:text-properties fo:font-size="20pt" style:font-size-asian="20pt" style:font-size-complex="20pt"/>
    </style:style>
    <style:style style:name="T1" style:family="text">
      <style:text-properties style:font-name="Liberation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adma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psil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ign/Art</text:p>
          </table:table-cell>
          <table:table-cell table:style-name="ce9" office:value-type="string" calcext:value-type="string">
            <text:p>- three basic maps drawn</text:p>
            <text:p>(finish NPC houses)</text:p>
            <text:p>- assets for basic maps drawn</text:p>
            <text:p>- Base Sprite for all NPCs</text:p>
            <text:p>- Basic SpriteSheet for Protag</text:p>
          </table:table-cell>
          <table:table-cell office:value-type="string" calcext:value-type="string">
            <text:p>- complete basic sprite sheets</text:p>
            <text:p>  for all NPCs</text:p>
            <text:p>- different crops for farming</text:p>
            <text:p>- improved SpriteSheet for </text:p>
            <text:p>  Protag</text:p>
            <text:p>- interior design of all houses</text:p>
            <text:p>- first interior design of tower</text:p>
            <text:p>- close up faces for dialog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play</text:p>
          </table:table-cell>
          <table:table-cell table:style-name="ce9" office:value-type="string" calcext:value-type="string">
            <text:p>- walk around with working</text:p>
            <text:p>  camera</text:p>
            <text:p>- switch between maps</text:p>
            <text:p>- working entrance to tower</text:p>
            <text:p>- be able to interact with NPCs</text:p>
          </table:table-cell>
          <table:table-cell office:value-type="string" calcext:value-type="string">
            <text:p>- NPCs have basic behaviour</text:p>
            <text:p>- basic attack action</text:p>
            <text:p>- first basic monster encounter</text:p>
            <text:p>- different levels for tower that</text:p>
            <text:p>  Are accessable 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/UX</text:p>
          </table:table-cell>
          <table:table-cell table:style-name="ce9" office:value-type="string" calcext:value-type="string">
            <text:p>- basic skill tree</text:p>
            <text:p>- basic bar for items/health/xp</text:p>
            <text:p><text:span text:style-name="T1">- basic inventory</text:span></text:p>
            <text:p><text:span text:style-name="T1">- switch between items in bar</text:span></text:p>
          </table:table-cell>
          <table:table-cell office:value-type="string" calcext:value-type="string">
            <text:p>- include skill points that you</text:p>
            <text:p>  can spend</text:p>
            <text:p>- display for st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table:style-name="ce9" office:value-type="string" calcext:value-type="string">
            <text:p>- basic backstory for all NPCs</text:p>
            <text:p>  (one paragraph for each)</text:p>
            <text:p>- write down short version of</text:p>
            <text:p>  Story (one paragraph)</text:p>
            <text:p>- write backstory for protag</text:p>
            <text:p>  (one paragraph)</text:p>
          </table:table-cell>
          <table:table-cell office:value-type="string" calcext:value-type="string">
            <text:p>- expand on course of the </text:p>
            <text:p>  Stor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nd/Music</text:p>
          </table:table-cell>
          <table:table-cell table:style-name="ce9" office:value-type="string" calcext:value-type="string">
            <text:p><text:s/>-x-</text:p>
          </table:table-cell>
          <table:table-cell office:value-type="string" calcext:value-type="string">
            <text:p>- include sound effects</text:p>
            <text:p>  (walking, attacking, text</text:p>
            <text:p>   Scrolling, etc…)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mization</text:p>
          </table:table-cell>
          <table:table-cell table:style-name="ce9" office:value-type="string" calcext:value-type="string">
            <text:p>-x-</text:p>
          </table:table-cell>
          <table:table-cell office:value-type="string" calcext:value-type="string">
            <text:p><text:span text:style-name="T1">- add comments to code</text:span></text:p>
            <text:p><text:span text:style-name="T1">- optimize animations</text:span>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.00.0000</text:date>, <text:time style:data-style-name="N2" text:time-value="09:54:49.0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2:43:08.190000000</meta:creation-date>
    <dc:date>2022-03-19T10:22:59.030000000</dc:date>
    <meta:editing-duration>PT55M15S</meta:editing-duration>
    <meta:editing-cycles>9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